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ERNANDEZ MONTES, LUISA VANESS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IX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ERNANDEZ MONTES, LUISA VANESS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1368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7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22:20:5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